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82cm" loext:contextual-spacing="false" fo:line-height="0.457cm" fo:text-align="center" style:justify-single-word="false" fo:text-indent="0cm" style:auto-text-indent="false"/>
    </style:style>
    <style:style style:name="P2" style:family="paragraph" style:parent-style-name="Standard">
      <style:paragraph-properties fo:margin-left="0.635cm" fo:margin-right="0cm" fo:margin-top="0cm" fo:margin-bottom="0.282cm" loext:contextual-spacing="false" fo:line-height="0.457cm" fo:text-align="start" style:justify-single-word="false" fo:text-indent="0cm" style:auto-text-indent="false"/>
    </style:style>
    <style:style style:name="P3" style:family="paragraph" style:parent-style-name="Standard" style:master-page-name="Standard">
      <style:paragraph-properties fo:margin-left="0cm" fo:margin-right="0cm" fo:margin-top="0cm" fo:margin-bottom="0.282cm" loext:contextual-spacing="false" fo:line-height="0.457cm" fo:text-align="center" style:justify-single-word="false" fo:text-indent="0cm" style:auto-text-indent="false" style:page-number="auto"/>
      <style:text-properties fo:color="#00000a" style:font-name="Calibri" fo:font-size="11pt" fo:letter-spacing="normal" fo:font-weight="bold" fo:background-color="#ffffff" style:font-name-asian="Calibri1" style:font-size-asian="11pt" style:font-weight-asian="bold" style:font-name-complex="Calibri1"/>
    </style:style>
    <style:style style:name="P4" style:family="paragraph" style:parent-style-name="Standard">
      <style:paragraph-properties fo:margin-left="0cm" fo:margin-right="0cm" fo:margin-top="0cm" fo:margin-bottom="0.282cm" loext:contextual-spacing="false" fo:line-height="0.457cm" fo:text-align="center" style:justify-single-word="false" fo:text-indent="0cm" style:auto-text-indent="false"/>
      <style:text-properties fo:color="#00000a" style:font-name="Calibri" fo:font-size="11pt" fo:letter-spacing="normal" fo:font-weight="bold" fo:background-color="#ffffff" style:font-name-asian="Calibri1" style:font-size-asian="11pt" style:font-weight-asian="bold" style:font-name-complex="Calibri1"/>
    </style:style>
    <style:style style:name="P5" style:family="paragraph" style:parent-style-name="Standard" style:list-style-name="WWNum6">
      <style:paragraph-properties fo:margin-left="1.27cm" fo:margin-right="0cm" fo:margin-top="0cm" fo:margin-bottom="0.282cm" loext:contextual-spacing="false" fo:line-height="0.457cm" fo:text-align="start" style:justify-single-word="false" fo:text-indent="-0.635cm" style:auto-text-indent="false"/>
      <style:text-properties officeooo:paragraph-rsid="001dc5c5"/>
    </style:style>
    <style:style style:name="P6" style:family="paragraph" style:parent-style-name="Standard" style:list-style-name="WWNum2">
      <style:paragraph-properties fo:margin-left="1.27cm" fo:margin-right="0cm" fo:margin-top="0cm" fo:margin-bottom="0.282cm" loext:contextual-spacing="false" fo:line-height="0.457cm" fo:text-align="start" style:justify-single-word="false" fo:text-indent="-0.635cm" style:auto-text-indent="false"/>
      <style:text-properties fo:color="#00000a" style:font-name="Calibri" fo:font-size="11pt" fo:letter-spacing="normal" fo:font-weight="bold" fo:background-color="#ffffff" style:font-name-asian="Calibri1" style:font-size-asian="11pt" style:font-weight-asian="bold" style:font-name-complex="Calibri1"/>
    </style:style>
    <style:style style:name="P7" style:family="paragraph" style:parent-style-name="Standard" style:list-style-name="WWNum6">
      <style:paragraph-properties fo:margin-left="1.27cm" fo:margin-right="0cm" fo:margin-top="0cm" fo:margin-bottom="0.282cm" loext:contextual-spacing="false" fo:line-height="0.457cm" fo:text-align="start" style:justify-single-word="false" fo:text-indent="-0.635cm" style:auto-text-indent="false"/>
      <style:text-properties fo:color="#00000a" style:font-name="Calibri" fo:font-size="11pt" fo:letter-spacing="normal" fo:font-weight="bold" officeooo:paragraph-rsid="001dc5c5" fo:background-color="#ffffff" style:font-name-asian="Calibri1" style:font-size-asian="11pt" style:font-weight-asian="bold" style:font-name-complex="Calibri1"/>
    </style:style>
    <style:style style:name="P8" style:family="paragraph" style:parent-style-name="Standard" style:list-style-name="WWNum9">
      <style:paragraph-properties fo:margin-left="1.27cm" fo:margin-right="0cm" fo:margin-top="0cm" fo:margin-bottom="0.282cm" loext:contextual-spacing="false" fo:line-height="0.457cm" fo:text-align="start" style:justify-single-word="false" fo:text-indent="-0.635cm" style:auto-text-indent="false"/>
      <style:text-properties fo:color="#00000a" style:font-name="Calibri" fo:font-size="11pt" fo:letter-spacing="normal" fo:font-weight="bold" fo:background-color="#ffffff" style:font-name-asian="Calibri1" style:font-size-asian="11pt" style:font-weight-asian="bold" style:font-name-complex="Calibri1"/>
    </style:style>
    <style:style style:name="P9" style:family="paragraph" style:parent-style-name="Standard" style:list-style-name="WWNum11">
      <style:paragraph-properties fo:margin-left="1.27cm" fo:margin-right="0cm" fo:margin-top="0cm" fo:margin-bottom="0.282cm" loext:contextual-spacing="false" fo:line-height="0.457cm" fo:text-align="start" style:justify-single-word="false" fo:text-indent="-0.635cm" style:auto-text-indent="false"/>
      <style:text-properties fo:color="#00000a" style:font-name="Calibri" fo:font-size="11pt" fo:letter-spacing="normal" fo:font-weight="bold" fo:background-color="#ffffff" style:font-name-asian="Calibri1" style:font-size-asian="11pt" style:font-weight-asian="bold" style:font-name-complex="Calibri1"/>
    </style:style>
    <style:style style:name="P10" style:family="paragraph" style:parent-style-name="Standard" style:list-style-name="WWNum11">
      <style:paragraph-properties fo:margin-left="1.27cm" fo:margin-right="0cm" fo:margin-top="0cm" fo:margin-bottom="0.282cm" loext:contextual-spacing="false" fo:line-height="0.457cm" fo:text-align="start" style:justify-single-word="false" fo:text-indent="-0.635cm" style:auto-text-indent="false"/>
      <style:text-properties fo:color="#00000a" style:font-name="Calibri" fo:font-size="11pt" fo:letter-spacing="normal" fo:font-weight="normal" officeooo:rsid="001d9eb3" officeooo:paragraph-rsid="001d9eb3" fo:background-color="#ffffff" style:font-name-asian="Calibri1" style:font-size-asian="11pt" style:font-weight-asian="normal" style:font-name-complex="Calibri1" style:font-weight-complex="normal"/>
    </style:style>
    <style:style style:name="P11" style:family="paragraph" style:parent-style-name="Standard" style:list-style-name="WWNum11">
      <style:paragraph-properties fo:margin-left="1.27cm" fo:margin-right="0cm" fo:margin-top="0cm" fo:margin-bottom="0.282cm" loext:contextual-spacing="false" fo:line-height="0.457cm" fo:text-align="start" style:justify-single-word="false" fo:text-indent="-0.635cm" style:auto-text-indent="false"/>
      <style:text-properties fo:font-weight="normal" officeooo:rsid="001d9eb3" officeooo:paragraph-rsid="001f6338" style:font-weight-asian="normal" style:font-weight-complex="normal"/>
    </style:style>
    <style:style style:name="P12" style:family="paragraph" style:parent-style-name="Standard">
      <style:paragraph-properties fo:margin-left="0.635cm" fo:margin-right="0cm" fo:margin-top="0cm" fo:margin-bottom="0.282cm" loext:contextual-spacing="false" fo:line-height="0.457cm" fo:text-align="start" style:justify-single-word="false" fo:text-indent="0cm" style:auto-text-indent="false"/>
      <style:text-properties fo:color="#00000a" style:font-name="Calibri" fo:font-size="11pt" fo:letter-spacing="normal" fo:font-weight="bold" fo:background-color="#ffffff" style:font-name-asian="Calibri1" style:font-size-asian="11pt" style:font-weight-asian="bold" style:font-name-complex="Calibri1"/>
    </style:style>
    <style:style style:name="P13" style:family="paragraph" style:parent-style-name="Standard">
      <style:paragraph-properties fo:margin-left="0.635cm" fo:margin-right="0cm" fo:margin-top="0cm" fo:margin-bottom="0.282cm" loext:contextual-spacing="false" fo:line-height="0.457cm" fo:text-align="start" style:justify-single-word="false" fo:text-indent="0cm" style:auto-text-indent="false"/>
      <style:text-properties fo:color="#00000a" style:font-name="Calibri" fo:font-size="11pt" fo:letter-spacing="normal" fo:background-color="#ffffff" style:font-name-asian="Calibri1" style:font-size-asian="11pt" style:font-name-complex="Calibri1"/>
    </style:style>
    <style:style style:name="P14" style:family="paragraph" style:parent-style-name="Standard">
      <style:paragraph-properties fo:margin-left="0.635cm" fo:margin-right="0cm" fo:margin-top="0cm" fo:margin-bottom="0.282cm" loext:contextual-spacing="false" fo:line-height="0.457cm" fo:text-align="start" style:justify-single-word="false" fo:text-indent="1.249cm" style:auto-text-indent="false"/>
      <style:text-properties fo:color="#00000a" style:font-name="Calibri" fo:font-size="11pt" fo:letter-spacing="normal" fo:background-color="#ffffff" style:font-name-asian="Calibri1" style:font-size-asian="11pt" style:font-name-complex="Calibri1"/>
    </style:style>
    <style:style style:name="P15" style:family="paragraph" style:parent-style-name="Standard" style:list-style-name="WWNum6">
      <style:paragraph-properties fo:margin-left="2.54cm" fo:margin-right="0cm" fo:margin-top="0cm" fo:margin-bottom="0.282cm" loext:contextual-spacing="false" fo:line-height="0.457cm" fo:text-align="start" style:justify-single-word="false" fo:text-indent="-0.635cm" style:auto-text-indent="false"/>
    </style:style>
    <style:style style:name="P16" style:family="paragraph" style:parent-style-name="Standard" style:list-style-name="WWNum6">
      <style:paragraph-properties fo:margin-left="2.54cm" fo:margin-right="0cm" fo:margin-top="0cm" fo:margin-bottom="0.282cm" loext:contextual-spacing="false" fo:line-height="0.457cm" fo:text-align="start" style:justify-single-word="false" fo:text-indent="-0.635cm" style:auto-text-indent="false"/>
      <style:text-properties fo:color="#00000a" style:font-name="Calibri" fo:font-size="11pt" fo:letter-spacing="normal" fo:background-color="#ffffff" style:font-name-asian="Calibri1" style:font-size-asian="11pt" style:font-name-complex="Calibri1"/>
    </style:style>
    <style:style style:name="P17" style:family="paragraph" style:parent-style-name="Standard" style:list-style-name="WWNum6">
      <style:paragraph-properties fo:margin-left="2.54cm" fo:margin-right="0cm" fo:margin-top="0cm" fo:margin-bottom="0.282cm" loext:contextual-spacing="false" fo:line-height="0.457cm" fo:text-align="start" style:justify-single-word="false" fo:text-indent="-0.635cm" style:auto-text-indent="false"/>
      <style:text-properties fo:color="#00000a" style:font-name="Calibri" fo:font-size="11pt" fo:letter-spacing="normal" officeooo:rsid="001e81ae" officeooo:paragraph-rsid="001e81ae" fo:background-color="#ffffff" style:font-name-asian="Calibri1" style:font-size-asian="11pt" style:font-name-complex="Calibri1"/>
    </style:style>
    <style:style style:name="P18" style:family="paragraph" style:parent-style-name="Standard" style:list-style-name="WWNum11">
      <style:paragraph-properties fo:margin-top="0cm" fo:margin-bottom="0.282cm" loext:contextual-spacing="false" fo:line-height="0.457cm" fo:text-align="start" style:justify-single-word="false"/>
      <style:text-properties fo:color="#00000a" style:font-name="Calibri" fo:font-size="11pt" fo:letter-spacing="normal" fo:font-weight="normal" officeooo:rsid="001d9eb3" officeooo:paragraph-rsid="001f6338" fo:background-color="#ffffff" style:font-name-asian="Calibri1" style:font-size-asian="11pt" style:font-weight-asian="normal" style:font-name-complex="Calibri1" style:font-weight-complex="normal"/>
    </style:style>
    <style:style style:name="T1" style:family="text">
      <style:text-properties fo:color="#00000a" style:font-name="Calibri" fo:font-size="11pt" fo:letter-spacing="normal" fo:font-weight="bold" fo:background-color="#ffffff" loext:char-shading-value="0" style:font-name-asian="Calibri1" style:font-size-asian="11pt" style:font-weight-asian="bold" style:font-name-complex="Calibri1"/>
    </style:style>
    <style:style style:name="T2" style:family="text">
      <style:text-properties fo:color="#00000a" style:font-name="Calibri" fo:font-size="11pt" fo:letter-spacing="normal" fo:font-weight="bold" officeooo:rsid="001d9eb3" fo:background-color="#ffffff" loext:char-shading-value="0" style:font-name-asian="Calibri1" style:font-size-asian="11pt" style:font-weight-asian="bold" style:font-name-complex="Calibri1"/>
    </style:style>
    <style:style style:name="T3" style:family="text">
      <style:text-properties fo:color="#00000a" style:font-name="Calibri" fo:font-size="11pt" fo:letter-spacing="normal" fo:font-weight="bold" officeooo:rsid="001dc5c5" fo:background-color="#ffffff" loext:char-shading-value="0" style:font-name-asian="Calibri1" style:font-size-asian="11pt" style:font-weight-asian="bold" style:font-name-complex="Calibri1"/>
    </style:style>
    <style:style style:name="T4" style:family="text">
      <style:text-properties fo:color="#00000a" style:font-name="Calibri" fo:font-size="11pt" fo:letter-spacing="normal" fo:background-color="#ffffff" loext:char-shading-value="0" style:font-name-asian="Calibri1" style:font-size-asian="11pt" style:font-name-complex="Calibri1"/>
    </style:style>
    <style:style style:name="T5" style:family="text">
      <style:text-properties fo:color="#00000a" style:font-name="Calibri" fo:font-size="11pt" fo:letter-spacing="normal" officeooo:rsid="001d9eb3" fo:background-color="#ffffff" loext:char-shading-value="0" style:font-name-asian="Calibri1" style:font-size-asian="11pt" style:font-name-complex="Calibri1"/>
    </style:style>
    <style:style style:name="T6" style:family="text">
      <style:text-properties fo:color="#00000a" style:font-name="Calibri" fo:font-size="11pt" fo:letter-spacing="normal" officeooo:rsid="001dc5c5" fo:background-color="#ffffff" loext:char-shading-value="0" style:font-name-asian="Calibri1" style:font-size-asian="11pt" style:font-name-complex="Calibri1"/>
    </style:style>
    <style:style style:name="T7" style:family="text">
      <style:text-properties fo:color="#00000a" style:font-name="Calibri" fo:font-size="11pt" fo:letter-spacing="normal" fo:font-weight="normal" officeooo:rsid="001f6338" fo:background-color="#ffffff" loext:char-shading-value="0" style:font-name-asian="Calibri1" style:font-size-asian="11pt" style:font-weight-asian="normal" style:font-name-complex="Calibri1" style:font-weight-complex="normal"/>
    </style:style>
    <style:style style:name="T8" style:family="text">
      <style:text-properties officeooo:rsid="001e81ae"/>
    </style:style>
    <style:style style:name="T9" style:family="text">
      <style:text-properties officeooo:rsid="001f6338"/>
    </style:style>
    <style:style style:name="T10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POSTA DE PROJETO DE TRABALHO DE CONCLUSÃO DE CURSO</text:p>
      <text:p text:style-name="P1"><text:span text:style-name="T1">Sistema para migração de grade</text:span><text:span text:style-name="T2">s</text:span><text:span text:style-name="T1"> curricular</text:span><text:span text:style-name="T3">ares</text:span><text:span text:style-name="T1">.</text:span></text:p>
      <text:p text:style-name="P4">Victor Santos</text:p>
      <text:list xml:id="list7844547734061791789" text:style-name="WWNum2">
        <text:list-item>
          <text:p text:style-name="P6">OBJETIVOS</text:p>
        </text:list-item>
      </text:list>
      <text:p text:style-name="P12">1.1 Objetivo Geral</text:p>
      <text:p text:style-name="P14"><text:span text:style-name="T8">Desenvolver um sistema web para f</text:span>acilitar a realização da migração de grade de alunos <text:span text:style-name="T8">do IFSul Câmpus Bagé.</text:span></text:p>
      <text:p text:style-name="P13"><text:span text:style-name="T10">1.2 Objetivos Específicos</text:span></text:p>
      <text:list xml:id="list6965155651195442625" text:style-name="WWNum6">
        <text:list-item>
          <text:p text:style-name="P16"><text:span text:style-name="T8">Verificar com a direção de Ensino como ocorre o processo de </text:span><text:s/>migração de grades;</text:p>
        </text:list-item>
        <text:list-item>
          <text:p text:style-name="P17">Realizar levantamento de requisitos do sistema com a direção de ensino;</text:p>
        </text:list-item>
        <text:list-item>
          <text:p text:style-name="P17">Realizar projeto do sistema conforme requisitos levantados;</text:p>
        </text:list-item>
        <text:list-item>
          <text:p text:style-name="P15"><text:span text:style-name="T4">Procurar template</text:span><text:span text:style-name="T5">s</text:span><text:span text:style-name="T4"> que melhor se encaixa na proposta feita.</text:span></text:p>
        </text:list-item>
        <text:list-item>
          <text:p text:style-name="P17">Definir arquitetura do sistema;</text:p>
        </text:list-item>
        <text:list-item>
          <text:p text:style-name="P17">Desenvolver e testar o sistema proposto.</text:p>
        </text:list-item>
        <text:list-item>
          <text:p text:style-name="P7">PÚBLICO ALVO</text:p>
        </text:list-item>
        <text:list-item>
          <text:p text:style-name="P5"><text:span text:style-name="T4">Servidores que fazem documentação manualmente ( foco principal, facilitar a documentação </text:span><text:span text:style-name="T6">para</text:span><text:span text:style-name="T4"> </text:span><text:span text:style-name="T6">A</text:span><text:span text:style-name="T4">nelise), talvez depois adicionar outros tipos de admin</text:span><text:span text:style-name="T6">istradores</text:span><text:span text:style-name="T4"> pra me</text:span><text:span text:style-name="T6">xer em tipos diferentes</text:span><text:span text:style-name="T4"> </text:span><text:span text:style-name="T6">de</text:span><text:span text:style-name="T4"> documento</text:span><text:span text:style-name="T6">s;</text:span></text:p>
        </text:list-item>
      </text:list>
      <text:list xml:id="list8602585958714599864" text:style-name="WWNum9">
        <text:list-item>
          <text:p text:style-name="P8">JUSTIFICATIVA</text:p>
        </text:list-item>
      </text:list>
      <text:p text:style-name="P2"><text:span text:style-name="T1"><text:tab/></text:span><text:span text:style-name="T7">Ao frequentar a sala do Depex, notei que havia dificuldade e era exigido muito tempo, no momento de elaborar a migração de grade de alunos. Então foi me sugerido que fosse feito um sistema que com os dados cadastrados por um funcionário, fosse feito a pesquisa pelo banco de dados ,ao invés de procura feita a mão e visualmente.</text:span></text:p>
      <text:list xml:id="list5189515963183224228" text:style-name="WWNum11">
        <text:list-item>
          <text:p text:style-name="P9">FUNCIONALIDADES DO SISTEMA</text:p>
          <text:p text:style-name="P10">- <text:bookmark-start text:name="__DdeLink__134_295330242"/><text:span text:style-name="T8">Cadastra alunos, coordenadores, disciplinas, equivalências de matérias, grades</text:span>;<text:bookmark-end text:name="__DdeLink__134_295330242"/></text:p>
          <text:p text:style-name="P18">- <text:span text:style-name="T9">Altera alunos, coordenadores, disciplinas, equivalências de matérias, grades</text:span>;</text:p>
          <text:p text:style-name="P18">- <text:span text:style-name="T9">Exclui alunos, coordenadores, disciplinas, equivalências de matérias, grades</text:span>;</text:p>
          <text:p text:style-name="P11"><text:span text:style-name="T4">- Gera PDF de grades para impressão;</text:span></text:p>
        </text:list-item>
        <text:list-item>
          <text:p text:style-name="P11"><text:span text:style-name="T4">- </text:span><text:span text:style-name="T6">Verifica se a senha e e-mail são existentes na hora do login;</text:span></text:p>
          <text:p text:style-name="P10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2T10:15:29.407361805</dc:date>
    <meta:editing-duration>PT12M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24" meta:word-count="249" meta:character-count="1551" meta:non-whitespace-character-count="1340"/>
  </office:meta>
</office:document-meta>
</file>